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cmmi10" style:font-pitch="variable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text-position="-33% 58%"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33% 58%" fo:font-size="12pt" style:font-size-asian="12pt" style:font-size-complex="12pt"/>
    </style:style>
    <style:style style:name="T8" style:family="text">
      <style:text-properties style:text-position="-33% 58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92cm" svg:y1="2.43cm" svg:x2="3.078cm" svg:y2="7.786cm">
          <text:p text:style-name="P2"/>
        </draw:line>
        <draw:line draw:style-name="gr1" draw:text-style-name="P1" draw:layer="layout" svg:x1="8.544cm" svg:y1="7.8cm" svg:x2="3.079cm" svg:y2="7.787cm">
          <text:p text:style-name="P2"/>
        </draw:line>
        <draw:line draw:style-name="gr1" draw:text-style-name="P1" draw:layer="layout" svg:x1="8.517cm" svg:y1="7.815cm" svg:x2="8.517cm" svg:y2="2.471cm">
          <text:p text:style-name="P2"/>
        </draw:line>
        <draw:line draw:style-name="gr2" draw:text-style-name="P1" draw:layer="layout" svg:x1="8.503cm" svg:y1="7.027cm" svg:x2="3.08cm" svg:y2="3.958cm">
          <text:p text:style-name="P2"/>
        </draw:line>
        <draw:frame draw:style-name="gr3" draw:text-style-name="P3" draw:layer="layout" svg:width="3.897cm" svg:height="0.763cm" draw:transform="rotate (-0.499862297772269) translate (4.157cm 3.752cm)">
          <draw:text-box>
            <text:p text:style-name="P2"><text:span text:style-name="T1">Bubble point line</text:span></text:p>
          </draw:text-box>
        </draw:frame>
        <draw:frame draw:style-name="gr3" draw:text-style-name="P4" draw:layer="layout" svg:width="2.178cm" svg:height="0.725cm" svg:x="1.989cm" svg:y="8.18cm">
          <draw:text-box>
            <text:p text:style-name="P2"><text:span text:style-name="T2">Benzene</text:span></text:p>
          </draw:text-box>
        </draw:frame>
        <draw:frame draw:style-name="gr3" draw:text-style-name="P4" draw:layer="layout" svg:width="0.739cm" svg:height="0.725cm" svg:x="2.717cm" svg:y="7.767cm">
          <draw:text-box>
            <text:p text:style-name="P2"><text:span text:style-name="T2">0</text:span></text:p>
          </draw:text-box>
        </draw:frame>
        <draw:frame draw:style-name="gr3" draw:text-style-name="P4" draw:layer="layout" svg:width="1.988cm" svg:height="0.725cm" svg:x="7.589cm" svg:y="8.181cm">
          <draw:text-box>
            <text:p text:style-name="P2"><text:span text:style-name="T2">Toluene</text:span></text:p>
          </draw:text-box>
        </draw:frame>
        <draw:frame draw:style-name="gr3" draw:text-style-name="P4" draw:layer="layout" svg:width="0.735cm" svg:height="0.725cm" svg:x="8.118cm" svg:y="7.768cm">
          <draw:text-box>
            <text:p text:style-name="P2"><text:span text:style-name="T2">1</text:span></text:p>
          </draw:text-box>
        </draw:frame>
        <draw:frame draw:style-name="gr3" draw:text-style-name="P4" draw:layer="layout" svg:width="0.878cm" svg:height="0.826cm" svg:x="5.389cm" svg:y="8.281cm">
          <draw:text-box>
            <text:p text:style-name="P2"><text:span text:style-name="T3">x</text:span><text:span text:style-name="T4">1</text:span></text:p>
          </draw:text-box>
        </draw:frame>
        <draw:ellipse draw:style-name="gr4" draw:text-style-name="P1" draw:layer="layout" svg:width="1.573cm" svg:height="1.118cm" svg:x="4.984cm" svg:y="8.173cm">
          <text:p text:style-name="P2"/>
        </draw:ellipse>
        <draw:frame draw:style-name="gr3" draw:text-style-name="P5" draw:layer="layout" svg:width="2.111cm" svg:height="0.725cm" svg:x="4.69cm" svg:y="9.196cm">
          <draw:text-box>
            <text:p text:style-name="P2"><text:span text:style-name="T5">for liquid</text:span></text:p>
          </draw:text-box>
        </draw:frame>
        <draw:frame draw:style-name="gr3" draw:text-style-name="P4" draw:layer="layout" svg:width="1.014cm" svg:height="0.826cm" svg:x="8.389cm" svg:y="6.682cm">
          <draw:text-box>
            <text:p text:style-name="P2"><text:span text:style-name="T6">P</text:span><text:span text:style-name="T4">1</text:span><text:span text:style-name="T7">*</text:span></text:p>
          </draw:text-box>
        </draw:frame>
        <draw:frame draw:style-name="gr3" draw:text-style-name="P4" draw:layer="layout" svg:width="1.014cm" svg:height="0.826cm" svg:x="2.189cm" svg:y="3.482cm">
          <draw:text-box>
            <text:p text:style-name="P2"><text:span text:style-name="T6">P</text:span><text:span text:style-name="T8">2</text:span><text:span text:style-name="T7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15T20:25:23</meta:creation-date>
    <dc:creator>Jussi Eloranta</dc:creator>
    <dc:date>2008-06-15T22:36:10</dc:date>
    <meta:editing-cycles>5</meta:editing-cycles>
    <meta:editing-duration>PT2H10M5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